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Symbol1" svg:font-family="Symbol"/>
    <style:font-face style:name="Wingdingsular1" svg:font-family="Wingdingsular"/>
    <style:font-face style:name="mplus Nerd Font Mono" svg:font-family="'mplus Nerd Font Mono'"/>
    <style:font-face style:name="Calibri2" svg:font-family="Calibri" style:font-family-generic="swiss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Wingdingsular" svg:font-family="Wingdingsular" style:font-pitch="variable"/>
    <style:font-face style:name="mplus Nerd Font Mono1" svg:font-family="'mplus Nerd Font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 draw:fill-color="#ffffff"/>
      <style:text-properties fo:color="#2a6099" loext:opacity="100%"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style:paragraph-properties fo:text-align="start" style:writing-mode="lr-tb"/>
      <style:text-properties fo:color="#2a6099" loext:opacity="100%" style:font-name="Calibri2" fo:font-size="14pt" style:font-size-asian="14pt" style:font-size-complex="14pt"/>
    </style:style>
    <style:style style:name="P7" style:family="paragraph">
      <loext:graphic-properties draw:fill="none"/>
      <style:text-properties fo:color="#2a6099" loext:opacity="100%" style:font-name="Calibri2" fo:font-size="14pt" style:font-size-asian="14pt" style:font-size-complex="1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2a6099" loext:opacity="100%" fo:font-size="12pt" style:font-size-asian="12pt" style:font-size-complex="12pt"/>
    </style:style>
    <style:style style:name="T1" style:family="text">
      <style:text-properties fo:color="#000000" loext:opacity="100%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loext:opacity="100%" style:font-name="Arial" fo:font-size="11.1000003814697pt" style:font-size-asian="11.1000003814697pt" style:font-name-complex="Arial" style:font-size-complex="11.1000003814697pt"/>
    </style:style>
    <style:style style:name="T3" style:family="text">
      <style:text-properties fo:color="#000000" loext:opacity="100%" style:font-name="Symbol1" fo:font-size="11.1000003814697pt" style:font-size-asian="11.1000003814697pt" style:font-name-complex="Symbol1" style:font-size-complex="11.1000003814697pt"/>
    </style:style>
    <style:style style:name="T4" style:family="text">
      <style:text-properties fo:color="#000000" loext:opacity="100%" style:font-name="Wingdingsular1" fo:font-size="11.1000003814697pt" style:font-size-asian="11.1000003814697pt" style:font-name-complex="Wingdingsular1" style:font-size-complex="11.1000003814697pt"/>
    </style:style>
    <style:style style:name="T5" style:family="text">
      <style:text-properties fo:color="#2a6099" loext:opacity="100%" fo:font-size="10pt" style:font-size-asian="10pt" style:font-size-complex="10pt"/>
    </style:style>
    <style:style style:name="T6" style:family="text">
      <style:text-properties fo:color="#000000" loext:opacity="100%" style:font-name="Calibri" fo:font-size="16pt" style:font-size-asian="16pt" style:font-name-complex="Calibri" style:font-size-complex="16pt"/>
    </style:style>
    <style:style style:name="T7" style:family="text">
      <style:text-properties fo:color="#2a6099" loext:opacity="100%" style:font-name="Calibri" fo:font-size="16pt" style:font-size-asian="16pt" style:font-name-complex="Calibri" style:font-size-complex="16pt"/>
    </style:style>
    <style:style style:name="T8" style:family="text">
      <style:text-properties fo:color="#2a6099" loext:opacity="100%" style:text-position="-8% 58%" style:font-name="Calibri" fo:font-size="16pt" style:font-size-asian="16pt" style:font-name-complex="Calibri" style:font-size-complex="16pt"/>
    </style:style>
    <style:style style:name="T9" style:family="text">
      <style:text-properties fo:color="#000000" loext:opacity="100%" style:font-name="Calibri2" fo:font-size="14pt" style:font-size-asian="14pt" style:font-name-complex="Calibri" style:font-size-complex="14pt"/>
    </style:style>
    <style:style style:name="T10" style:family="text">
      <style:text-properties fo:color="#000000" loext:opacity="100%" style:font-name="Calibri2" fo:font-size="14pt" style:font-size-asian="14pt" style:font-name-complex="Wingdingsular1" style:font-size-complex="14pt"/>
    </style:style>
    <style:style style:name="T11" style:family="text">
      <style:text-properties fo:color="#2a6099" loext:opacity="100%" style:font-name="Calibri2" fo:font-size="14pt" style:font-size-asian="14pt" style:font-name-complex="Calibri" style:font-size-complex="14pt"/>
    </style:style>
    <style:style style:name="T12" style:family="text">
      <style:text-properties fo:color="#2a6099" loext:opacity="100%" style:font-name="Calibri2" fo:font-size="14pt" style:font-size-asian="14pt" style:font-name-complex="Wingdingsular1" style:font-size-complex="14pt"/>
    </style:style>
    <style:style style:name="T13" style:family="text">
      <style:text-properties fo:color="#2a6099" loext:opacity="100%" style:text-position="-8% 58%" style:font-name="Calibri2" fo:font-size="14pt" style:font-size-asian="14pt" style:font-name-complex="Calibri" style:font-size-complex="14pt"/>
    </style:style>
    <style:style style:name="T14" style:family="text">
      <style:text-properties fo:color="#2a6099" loext:opacity="100%" style:text-position="0% 100%" style:font-name="Calibri2" fo:font-size="14pt" style:font-size-asian="14pt" style:font-name-complex="Calibri" style:font-size-complex="14pt"/>
    </style:style>
    <style:style style:name="T15" style:family="text">
      <style:text-properties fo:color="#2a6099" loext:opacity="100%" style:text-position="-8% 58%" style:font-name="Calibri2" fo:font-size="14pt" style:font-size-asian="14pt" style:font-name-complex="Wingdingsular1" style:font-size-complex="14pt"/>
    </style:style>
    <style:style style:name="T16" style:family="text">
      <style:text-properties fo:color="#2a6099" loext:opacity="100%" style:text-position="0% 100%" style:font-name="Calibri2" fo:font-size="14pt" style:font-size-asian="14pt" style:font-name-complex="Wingdingsular1" style:font-size-complex="14pt"/>
    </style:style>
    <style:style style:name="T17" style:family="text">
      <style:text-properties fo:color="#2a6099" loext:opacity="100%" fo:font-size="12pt" style:font-size-asian="12pt" style:font-size-complex="12pt"/>
    </style:style>
    <style:style style:name="T18" style:family="text">
      <style:text-properties fo:color="#000000" loext:opacity="100%" style:font-name="Calibri2" fo:font-size="14pt" style:font-size-asian="14pt" style:font-size-complex="14pt"/>
    </style:style>
    <style:style style:name="T19" style:family="text">
      <style:text-properties fo:color="#000000" loext:opacity="100%" style:text-position="0% 100%" style:font-name="Calibri2" fo:font-size="14pt" style:font-size-asian="14pt" style:font-size-complex="14pt"/>
    </style:style>
    <style:style style:name="T20" style:family="text">
      <style:text-properties fo:color="#000000" loext:opacity="100%" style:text-position="-8% 58%" style:font-name="Calibri2" fo:font-size="14pt" style:font-size-asian="14pt" style:font-size-complex="14pt"/>
    </style:style>
    <style:style style:name="T21" style:family="text">
      <style:text-properties fo:color="#2a6099" loext:opacity="100%" fo:font-size="14pt" style:font-size-asian="14pt" style:font-size-complex="14pt"/>
    </style:style>
    <style:style style:name="T22" style:family="text">
      <style:text-properties fo:color="#2a6099" loext:opacity="100%" style:text-position="-8% 58%" fo:font-size="14pt" style:font-size-asian="14pt" style:font-size-complex="14pt"/>
    </style:style>
    <style:style style:name="T23" style:family="text">
      <style:text-properties fo:color="#2a6099" loext:opacity="100%" style:font-name="mplus Nerd Font Mono" fo:font-size="14pt" style:font-name-asian="mplus Nerd Font Mono" style:font-size-asian="14pt" style:font-name-complex="mplus Nerd Font Mono" style:font-size-complex="14pt"/>
    </style:style>
    <style:style style:name="T24" style:family="text">
      <style:text-properties fo:color="#2a6099" loext:opacity="100%" style:font-name="Calibri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35cm" svg:height="0.39cm" svg:x="2.541cm" svg:y="2.617cm">
          <draw:text-box>
            <text:p text:style-name="P1"><text:span text:style-name="T1">Week 3 Homework </text:span></text:p>
          </draw:text-box>
        </draw:frame>
        <draw:frame draw:style-name="gr1" draw:text-style-name="P2" draw:layer="layout" svg:width="0.388cm" svg:height="0.39cm" svg:x="3.176cm" svg:y="3.809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3.472cm" svg:y="3.7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709cm" svg:height="0.39cm" svg:x="3.811cm" svg:y="3.809cm">
          <draw:text-box>
            <text:p text:style-name="P1"><text:span text:style-name="T1">Are the following formulas valid, satisfiable, or </text:span><text:span text:style-name="T1">unsatisfiable? </text:span></text:p>
          </draw:text-box>
        </draw:frame>
        <draw:frame draw:style-name="gr1" draw:text-style-name="P2" draw:layer="layout" svg:width="0.388cm" svg:height="0.388cm" svg:x="4.446cm" svg:y="4.364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4.2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29cm" svg:height="0.39cm" svg:x="5.081cm" svg:y="4.342cm">
          <draw:text-box>
            <text:p text:style-name="P1"><text:span text:style-name="T1">P</text:span><text:span text:style-name="T1">(</text:span><text:span text:style-name="T1">a</text:span><text:span text:style-name="T1">)</text:span></text:p>
          </draw:text-box>
        </draw:frame>
        <draw:frame draw:style-name="gr1" draw:text-style-name="P2" draw:layer="layout" svg:width="0.388cm" svg:height="0.454cm" svg:x="5.707cm" svg:y="4.273cm">
          <draw:text-box>
            <text:p text:style-name="P1"><text:span text:style-name="T4">→</text:span></text:p>
          </draw:text-box>
        </draw:frame>
        <draw:frame draw:style-name="gr1" draw:text-style-name="P2" draw:layer="layout" svg:width="1.06cm" svg:height="0.39cm" svg:x="6.084cm" svg:y="4.342cm">
          <draw:text-box>
            <text:p text:style-name="P1"><text:span text:style-name="T1">E</text:span><text:span text:style-name="T1">x</text:span><text:span text:style-name="T1">P</text:span><text:span text:style-name="T1">(</text:span><text:span text:style-name="T1">x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88cm" svg:x="4.446cm" svg:y="4.898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4.8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71cm" svg:height="0.39cm" svg:x="5.081cm" svg:y="4.875cm">
          <draw:text-box>
            <text:p text:style-name="P1"><text:span text:style-name="T1">Ex</text:span><text:span text:style-name="T1">P(</text:span><text:span text:style-name="T1">x)</text:span></text:p>
          </draw:text-box>
        </draw:frame>
        <draw:frame draw:style-name="gr1" draw:text-style-name="P2" draw:layer="layout" svg:width="0.388cm" svg:height="0.454cm" svg:x="6.046cm" svg:y="4.806cm">
          <draw:text-box>
            <text:p text:style-name="P1"><text:span text:style-name="T4">→</text:span></text:p>
          </draw:text-box>
        </draw:frame>
        <draw:frame draw:style-name="gr1" draw:text-style-name="P2" draw:layer="layout" svg:width="0.717cm" svg:height="0.39cm" svg:x="6.423cm" svg:y="4.875cm">
          <draw:text-box>
            <text:p text:style-name="P1"><text:span text:style-name="T1">P</text:span><text:span text:style-name="T1">(</text:span><text:span text:style-name="T1">a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88cm" svg:x="4.446cm" svg:y="6.727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5.3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555cm" svg:height="0.39cm" svg:x="5.081cm" svg:y="6.705cm">
          <draw:text-box>
            <text:p text:style-name="P1"><text:span text:style-name="T1">Ex</text:span><text:span text:style-name="T1">P(</text:span><text:span text:style-name="T1">x) </text:span><text:span text:style-name="T1">V </text:span><text:span text:style-name="T1">Ex</text:span><text:span text:style-name="T1">!</text:span><text:span text:style-name="T1">P(</text:span><text:span text:style-name="T1">x) </text:span></text:p>
          </draw:text-box>
        </draw:frame>
        <draw:frame draw:style-name="gr1" draw:text-style-name="P2" draw:layer="layout" svg:width="0.388cm" svg:height="0.454cm" svg:x="7.618cm" svg:y="6.635cm">
          <draw:text-box>
            <text:p text:style-name="P1"><text:span text:style-name="T4">→</text:span></text:p>
          </draw:text-box>
        </draw:frame>
        <draw:frame draw:style-name="gr1" draw:text-style-name="P2" draw:layer="layout" svg:width="1.094cm" svg:height="0.39cm" svg:x="7.999cm" svg:y="6.705cm">
          <draw:text-box>
            <text:p text:style-name="P1"><text:span text:style-name="T1">A</text:span><text:span text:style-name="T1">x</text:span><text:span text:style-name="T1">P</text:span><text:span text:style-name="T1">(</text:span><text:span text:style-name="T1">x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9cm" svg:x="3.176cm" svg:y="7.217cm">
          <draw:text-box>
            <text:p text:style-name="P1"><text:span text:style-name="T1">2</text:span><text:span text:style-name="T1">.</text:span></text:p>
          </draw:text-box>
        </draw:frame>
        <draw:frame draw:style-name="gr1" draw:text-style-name="P2" draw:layer="layout" svg:width="0.388cm" svg:height="0.433cm" svg:x="3.472cm" svg:y="7.1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826cm" svg:height="0.39cm" svg:x="3.811cm" svg:y="7.217cm">
          <draw:text-box>
            <text:p text:style-name="P1"><text:span text:style-name="T1">F</text:span><text:span text:style-name="T1">o</text:span><text:span text:style-name="T1">e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i</text:span><text:span text:style-name="T1">n</text:span><text:span text:style-name="T1">g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t</text:span><text:span text:style-name="T1">, </text:span><text:span text:style-name="T1">g</text:span><text:span text:style-name="T1">i</text:span><text:span text:style-name="T1">v</text:span><text:span text:style-name="T1">e</text:span><text:span text:style-name="T1"> </text:span><text:span text:style-name="T1">a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l </text:span><text:span text:style-name="T1">p</text:span><text:span text:style-name="T1">r</text:span><text:span text:style-name="T1">o</text:span><text:span text:style-name="T1">o</text:span><text:span text:style-name="T1">f</text:span><text:span text:style-name="T1"> </text:span><text:span text:style-name="T1">i</text:span><text:span text:style-name="T1">f</text:span><text:span text:style-name="T1"> </text:span><text:span text:style-name="T1">e</text:span><text:span text:style-name="T1">n</text:span><text:span text:style-name="T1">t</text:span><text:span text:style-name="T1">a</text:span><text:span text:style-name="T1">i</text:span><text:span text:style-name="T1">l</text:span><text:span text:style-name="T1">m</text:span><text:span text:style-name="T1">e</text:span><text:span text:style-name="T1">n</text:span><text:span text:style-name="T1">t</text:span><text:span text:style-name="T1"> </text:span><text:span text:style-name="T1">h</text:span><text:span text:style-name="T1">o</text:span><text:span text:style-name="T1">l</text:span><text:span text:style-name="T1">d</text:span><text:span text:style-name="T1">s</text:span><text:span text:style-name="T1">. </text:span></text:p>
          </draw:text-box>
        </draw:frame>
        <draw:frame draw:style-name="gr1" draw:text-style-name="P2" draw:layer="layout" svg:width="0.388cm" svg:height="0.388cm" svg:x="4.446cm" svg:y="7.772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7.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457cm" svg:height="0.39cm" svg:x="5.081cm" svg:y="7.75cm">
          <draw:text-box>
            <text:p text:style-name="P1"><text:span text:style-name="T1">A</text:span><text:span text:style-name="T1">x</text:span><text:span text:style-name="T1">P</text:span><text:span text:style-name="T1">(</text:span><text:span text:style-name="T1">X</text:span><text:span text:style-name="T1">)</text:span><text:span text:style-name="T1"> </text:span><text:span text:style-name="T1">Ⱶ</text:span><text:span text:style-name="T1"> </text:span><text:span text:style-name="T1">E</text:span><text:span text:style-name="T1">x</text:span><text:span text:style-name="T1">P</text:span><text:span text:style-name="T1">(</text:span><text:span text:style-name="T1">x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88cm" svg:x="4.446cm" svg:y="8.302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8.2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124cm" svg:height="0.39cm" svg:x="5.081cm" svg:y="8.279cm">
          <draw:text-box>
            <text:p text:style-name="P1"><text:span text:style-name="T1">A</text:span><text:span text:style-name="T1">x(</text:span><text:span text:style-name="T1">P(</text:span><text:span text:style-name="T1">x)</text:span></text:p>
          </draw:text-box>
        </draw:frame>
        <draw:frame draw:style-name="gr1" draw:text-style-name="P2" draw:layer="layout" svg:width="0.388cm" svg:height="0.454cm" svg:x="6.198cm" svg:y="8.21cm">
          <draw:text-box>
            <text:p text:style-name="P1"><text:span text:style-name="T4">→</text:span></text:p>
          </draw:text-box>
        </draw:frame>
        <draw:frame draw:style-name="gr1" draw:text-style-name="P2" draw:layer="layout" svg:width="3.49cm" svg:height="0.39cm" svg:x="6.579cm" svg:y="8.279cm">
          <draw:text-box>
            <text:p text:style-name="P1"><text:span text:style-name="T1">Q</text:span><text:span text:style-name="T1">(</text:span><text:span text:style-name="T1">x</text:span><text:span text:style-name="T1">)</text:span><text:span text:style-name="T1">)</text:span><text:span text:style-name="T1">, </text:span><text:span text:style-name="T1">A</text:span><text:span text:style-name="T1">x</text:span><text:span text:style-name="T1">P</text:span><text:span text:style-name="T1">(</text:span><text:span text:style-name="T1">x</text:span><text:span text:style-name="T1">)</text:span><text:span text:style-name="T1"> </text:span><text:span text:style-name="T1">Ⱶ</text:span><text:span text:style-name="T1"> </text:span><text:span text:style-name="T1">A</text:span><text:span text:style-name="T1">x</text:span><text:span text:style-name="T1">Q</text:span><text:span text:style-name="T1">(</text:span><text:span text:style-name="T1">x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88cm" svg:x="4.446cm" svg:y="8.835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8.7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124cm" svg:height="0.39cm" svg:x="5.081cm" svg:y="8.813cm">
          <draw:text-box>
            <text:p text:style-name="P1"><text:span text:style-name="T1">A</text:span><text:span text:style-name="T1">x(</text:span><text:span text:style-name="T1">P(</text:span><text:span text:style-name="T1">x)</text:span></text:p>
          </draw:text-box>
        </draw:frame>
        <draw:frame draw:style-name="gr1" draw:text-style-name="P2" draw:layer="layout" svg:width="0.388cm" svg:height="0.454cm" svg:x="6.198cm" svg:y="8.743cm">
          <draw:text-box>
            <text:p text:style-name="P1"><text:span text:style-name="T4">→</text:span></text:p>
          </draw:text-box>
        </draw:frame>
        <draw:frame draw:style-name="gr1" draw:text-style-name="P2" draw:layer="layout" svg:width="3.423cm" svg:height="0.39cm" svg:x="6.579cm" svg:y="8.813cm">
          <draw:text-box>
            <text:p text:style-name="P1"><text:span text:style-name="T1">Q</text:span><text:span text:style-name="T1">(</text:span><text:span text:style-name="T1">x</text:span><text:span text:style-name="T1">)</text:span><text:span text:style-name="T1">)</text:span><text:span text:style-name="T1">, </text:span><text:span text:style-name="T1">E</text:span><text:span text:style-name="T1">x</text:span><text:span text:style-name="T1">P</text:span><text:span text:style-name="T1">(</text:span><text:span text:style-name="T1">x</text:span><text:span text:style-name="T1">)</text:span><text:span text:style-name="T1"> </text:span><text:span text:style-name="T1">Ⱶ</text:span><text:span text:style-name="T1"> </text:span><text:span text:style-name="T1">E</text:span><text:span text:style-name="T1">x</text:span><text:span text:style-name="T1">Q</text:span><text:span text:style-name="T1">(</text:span><text:span text:style-name="T1">x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88cm" svg:x="4.446cm" svg:y="9.368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9.2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711cm" svg:height="0.39cm" svg:x="5.081cm" svg:y="9.346cm">
          <draw:text-box>
            <text:p text:style-name="P1"><text:span text:style-name="T1">!</text:span><text:span text:style-name="T1">Ex</text:span><text:span text:style-name="T1">P(</text:span><text:span text:style-name="T1">x) </text:span><text:span text:style-name="T1">Ⱶ </text:span><text:span text:style-name="T1">A</text:span><text:span text:style-name="T1">x!</text:span><text:span text:style-name="T1">P(</text:span><text:span text:style-name="T1">X) </text:span></text:p>
          </draw:text-box>
        </draw:frame>
        <draw:frame draw:style-name="gr1" draw:text-style-name="P2" draw:layer="layout" svg:width="0.388cm" svg:height="0.388cm" svg:x="4.446cm" svg:y="9.897cm">
          <draw:text-box>
            <text:p text:style-name="P1"><text:span text:style-name="T3">•</text:span></text:p>
          </draw:text-box>
        </draw:frame>
        <draw:frame draw:style-name="gr1" draw:text-style-name="P2" draw:layer="layout" svg:width="0.388cm" svg:height="0.433cm" svg:x="4.624cm" svg:y="9.8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677cm" svg:height="0.39cm" svg:x="5.081cm" svg:y="9.875cm">
          <draw:text-box>
            <text:p text:style-name="P1"><text:span text:style-name="T1">!</text:span><text:span text:style-name="T1">A</text:span><text:span text:style-name="T1">x</text:span><text:span text:style-name="T1">P</text:span><text:span text:style-name="T1">(</text:span><text:span text:style-name="T1">x</text:span><text:span text:style-name="T1">) </text:span><text:span text:style-name="T1">Ⱶ</text:span><text:span text:style-name="T1"> </text:span><text:span text:style-name="T1">E</text:span><text:span text:style-name="T1">x</text:span><text:span text:style-name="T1">!</text:span><text:span text:style-name="T1">P</text:span><text:span text:style-name="T1">(</text:span><text:span text:style-name="T1">x</text:span><text:span text:style-name="T1">) </text:span></text:p>
          </draw:text-box>
        </draw:frame>
        <draw:frame draw:style-name="gr2" draw:text-style-name="P3" draw:layer="layout" svg:width="8.769cm" svg:height="0.39cm" svg:x="7.262cm" svg:y="4.27cm">
          <draw:text-box>
            <text:p><text:span text:style-name="T5">Valid, for any model M, a is a subset of all possible values Ex</text:span></text:p>
          </draw:text-box>
        </draw:frame>
        <draw:frame draw:style-name="gr2" draw:text-style-name="P3" draw:layer="layout" svg:width="11.284cm" svg:height="1.557cm" svg:x="7.263cm" svg:y="4.87cm">
          <draw:text-box>
            <text:p><text:span text:style-name="T5">S</text:span><text:span text:style-name="T5">a</text:span><text:span text:style-name="T5">t</text:span><text:span text:style-name="T5">i</text:span><text:span text:style-name="T5">s</text:span><text:span text:style-name="T5">f</text:span><text:span text:style-name="T5">i</text:span><text:span text:style-name="T5">a</text:span><text:span text:style-name="T5">b</text:span><text:span text:style-name="T5">l</text:span><text:span text:style-name="T5">e</text:span><text:span text:style-name="T5">. </text:span><text:span text:style-name="T5">C</text:span><text:span text:style-name="T5">o</text:span><text:span text:style-name="T5">n</text:span><text:span text:style-name="T5">s</text:span><text:span text:style-name="T5">i</text:span><text:span text:style-name="T5">d</text:span><text:span text:style-name="T5">e</text:span><text:span text:style-name="T5">r 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e</text:span><text:span text:style-name="T5">n</text:span><text:span text:style-name="T5">t</text:span><text:span text:style-name="T5">i</text:span><text:span text:style-name="T5">r</text:span><text:span text:style-name="T5">e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e</text:span><text:span text:style-name="T5"> </text:span><text:span text:style-name="T5">i</text:span><text:span text:style-name="T5">s</text:span><text:span text:style-name="T5"> </text:span><text:span text:style-name="T5">{</text:span><text:span text:style-name="T5">1</text:span><text:span text:style-name="T5">, </text:span><text:span text:style-name="T5">2</text:span><text:span text:style-name="T5">}</text:span><text:span text:style-name="T5">. </text:span><text:span text:style-name="T5">I</text:span><text:span text:style-name="T5">f </text:span><text:span text:style-name="T5">a</text:span><text:span text:style-name="T5"> </text:span><text:span text:style-name="T5">=</text:span><text:span text:style-name="T5"> </text:span><text:span text:style-name="T5">1</text:span><text:span text:style-name="T5">, </text:span><text:span text:style-name="T5">a</text:span><text:span text:style-name="T5">n</text:span><text:span text:style-name="T5">d</text:span><text:span text:style-name="T5"> </text:span><text:span text:style-name="T5">P</text:span></text:p>
            <text:p><text:span text:style-name="T5">i</text:span><text:span text:style-name="T5">s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1</text:span><text:span text:style-name="T5">, </text:span><text:span text:style-name="T5">t</text:span><text:span text:style-name="T5">h</text:span><text:span text:style-name="T5">e</text:span><text:span text:style-name="T5">n</text:span><text:span text:style-name="T5"> </text:span><text:span text:style-name="T5">P</text:span><text:span text:style-name="T5">(</text:span><text:span text:style-name="T5">a</text:span><text:span text:style-name="T5">) </text:span><text:span text:style-name="T5">i</text:span><text:span text:style-name="T5">s</text:span><text:span text:style-name="T5"> </text:span><text:span text:style-name="T5">T</text:span><text:span text:style-name="T5">r</text:span><text:span text:style-name="T5">u</text:span><text:span text:style-name="T5">e</text:span><text:span text:style-name="T5"> </text:span><text:span text:style-name="T5">(</text:span><text:span text:style-name="T5">a</text:span><text:span text:style-name="T5">n</text:span><text:span text:style-name="T5">d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e</text:span><text:span text:style-name="T5">)</text:span><text:span text:style-name="T5">. </text:span></text:p>
            <text:p><text:span text:style-name="T5">H</text:span><text:span text:style-name="T5">o</text:span><text:span text:style-name="T5">w</text:span><text:span text:style-name="T5">e</text:span><text:span text:style-name="T5">v</text:span><text:span text:style-name="T5">e</text:span><text:span text:style-name="T5">r</text:span><text:span text:style-name="T5">, </text:span><text:span text:style-name="T5">i</text:span><text:span text:style-name="T5">f </text:span><text:span text:style-name="T5">t</text:span><text:span text:style-name="T5">h</text:span><text:span text:style-name="T5">e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e</text:span><text:span text:style-name="T5"> </text:span><text:span text:style-name="T5">w</text:span><text:span text:style-name="T5">a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a</text:span><text:span text:style-name="T5">m</text:span><text:span text:style-name="T5">e</text:span><text:span text:style-name="T5"> </text:span><text:span text:style-name="T5">{</text:span><text:span text:style-name="T5">1</text:span><text:span text:style-name="T5">,</text:span><text:span text:style-name="T5">2</text:span><text:span text:style-name="T5">}</text:span><text:span text:style-name="T5">, </text:span><text:span text:style-name="T5">b</text:span><text:span text:style-name="T5">u</text:span><text:span text:style-name="T5">t </text:span><text:span text:style-name="T5">a</text:span><text:span text:style-name="T5">=</text:span><text:span text:style-name="T5">2</text:span><text:span text:style-name="T5"> </text:span><text:span text:style-name="T5">a</text:span><text:span text:style-name="T5">n</text:span><text:span text:style-name="T5">d</text:span><text:span text:style-name="T5"> </text:span><text:span text:style-name="T5">P</text:span><text:span text:style-name="T5"> </text:span><text:span text:style-name="T5">i</text:span><text:span text:style-name="T5">s</text:span><text:span text:style-name="T5"> </text:span><text:span text:style-name="T5">1</text:span><text:span text:style-name="T5">, </text:span><text:span text:style-name="T5">t</text:span><text:span text:style-name="T5">h</text:span><text:span text:style-name="T5">e</text:span><text:span text:style-name="T5">n</text:span><text:span text:style-name="T5"> </text:span><text:span text:style-name="T5">P</text:span><text:span text:style-name="T5">(</text:span><text:span text:style-name="T5">a</text:span><text:span text:style-name="T5">) </text:span><text:span text:style-name="T5">i</text:span><text:span text:style-name="T5">s</text:span><text:span text:style-name="T5"> </text:span></text:p>
            <text:p><text:span text:style-name="T5">F</text:span><text:span text:style-name="T5">a</text:span><text:span text:style-name="T5">l</text:span><text:span text:style-name="T5">s</text:span><text:span text:style-name="T5">e</text:span><text:span text:style-name="T5">.</text:span></text:p>
          </draw:text-box>
        </draw:frame>
        <draw:frame draw:style-name="gr2" draw:text-style-name="P3" draw:layer="layout" svg:width="8.003cm" svg:height="0.39cm" svg:x="9.167cm" svg:y="6.655cm">
          <draw:text-box>
            <text:p><text:span text:style-name="T5">V</text:span><text:span text:style-name="T5">al</text:span><text:span text:style-name="T5">id</text:span><text:span text:style-name="T5">, </text:span><text:span text:style-name="T5">e</text:span><text:span text:style-name="T5">v</text:span><text:span text:style-name="T5">er</text:span><text:span text:style-name="T5">y </text:span><text:span text:style-name="T5">in</text:span><text:span text:style-name="T5">st</text:span><text:span text:style-name="T5">a</text:span><text:span text:style-name="T5">n</text:span><text:span text:style-name="T5">ce </text:span><text:span text:style-name="T5">of </text:span><text:span text:style-name="T5">P(</text:span><text:span text:style-name="T5">x) </text:span><text:span text:style-name="T5">w</text:span><text:span text:style-name="T5">ill </text:span><text:span text:style-name="T5">b</text:span><text:span text:style-name="T5">e </text:span><text:span text:style-name="T5">ei</text:span><text:span text:style-name="T5">th</text:span><text:span text:style-name="T5">er </text:span><text:span text:style-name="T5">Tr</text:span><text:span text:style-name="T5">u</text:span><text:span text:style-name="T5">e </text:span><text:span text:style-name="T5">or </text:span><text:span text:style-name="T5">F</text:span><text:span text:style-name="T5">al</text:span><text:span text:style-name="T5">se</text:span></text:p>
          </draw:text-box>
        </draw:frame>
        <draw:frame draw:style-name="gr1" draw:text-style-name="P5" draw:layer="layout" svg:width="6.471cm" svg:height="3.379cm" svg:x="3.375cm" svg:y="10.75cm">
          <draw:text-box>
            <text:p text:style-name="P4"><text:span text:style-name="T6">AxP(X) Ⱶ </text:span><text:span text:style-name="T6">ExP(x)</text:span></text:p>
            <text:p text:style-name="P4"><text:span text:style-name="T7">1. AxP(X)</text:span><text:span text:style-name="T7"><text:tab/></text:span><text:span text:style-name="T7"><text:tab/></text:span><text:span text:style-name="T7">premise</text:span></text:p>
            <text:p text:style-name="P4"><text:span text:style-name="T7">2. x</text:span><text:span text:style-name="T8">0</text:span><text:span text:style-name="T7"><text:tab/></text:span><text:span text:style-name="T7"><text:tab/></text:span><text:span text:style-name="T7"><text:tab/></text:span><text:span text:style-name="T7">assumption</text:span></text:p>
            <text:p text:style-name="P4"><text:span text:style-name="T7">3. P(x</text:span><text:span text:style-name="T8">0</text:span><text:span text:style-name="T7">)</text:span><text:span text:style-name="T7"><text:tab/></text:span><text:span text:style-name="T7"><text:tab/></text:span><text:span text:style-name="T7">A</text:span><text:span text:style-name="T8">e</text:span><text:span text:style-name="T7"> 1, 2</text:span></text:p>
            <text:p text:style-name="P4"><text:span text:style-name="T7">4. Ex(Px</text:span><text:span text:style-name="T8">0</text:span><text:span text:style-name="T7">)</text:span><text:span text:style-name="T7"><text:tab/></text:span><text:span text:style-name="T7"><text:tab/></text:span><text:span text:style-name="T7">E</text:span><text:span text:style-name="T8">e</text:span><text:span text:style-name="T7">, 2, 3</text:span></text:p>
            <text:p text:style-name="P4"><text:span text:style-name="T7">5. Ex(Px)</text:span><text:span text:style-name="T7"><text:tab/></text:span><text:span text:style-name="T7"><text:tab/></text:span><text:span text:style-name="T7">E</text:span><text:span text:style-name="T8">i</text:span><text:span text:style-name="T7">, 2-3</text:span></text:p>
          </draw:text-box>
        </draw:frame>
        <draw:frame draw:style-name="gr1" draw:text-style-name="P7" draw:layer="layout" svg:width="7.415cm" svg:height="4.465cm" svg:x="3.367cm" svg:y="14.751cm">
          <draw:text-box>
            <text:p text:style-name="P6"><text:span text:style-name="T9">Ax(P(x) </text:span><text:span text:style-name="T10">→ </text:span><text:span text:style-name="T9">Q(x)), AxP(x) Ⱶ AxQ(x) </text:span></text:p>
            <text:p text:style-name="P6"><text:span text:style-name="T11">1. Ax(P(x)</text:span><text:span text:style-name="T12">→Q(x))</text:span><text:span text:style-name="T11"><text:tab/></text:span><text:span text:style-name="T11"><text:tab/></text:span><text:span text:style-name="T11">premise</text:span></text:p>
            <text:p text:style-name="P6"><text:span text:style-name="T11">2. AxP(x)</text:span><text:span text:style-name="T11"><text:tab/></text:span><text:span text:style-name="T11"><text:tab/></text:span><text:span text:style-name="T11"><text:tab/></text:span><text:span text:style-name="T11">premise</text:span></text:p>
            <text:p text:style-name="P6"><text:span text:style-name="T11">3. X</text:span><text:span text:style-name="T13">0</text:span><text:span text:style-name="T11"><text:tab/></text:span><text:span text:style-name="T11"><text:tab/></text:span><text:span text:style-name="T11"><text:tab/></text:span><text:span text:style-name="T11"><text:tab/></text:span><text:span text:style-name="T11">assumption</text:span></text:p>
            <text:p text:style-name="P6"><text:span text:style-name="T11">4. P(x</text:span><text:span text:style-name="T13">0</text:span><text:span text:style-name="T11">)</text:span><text:span text:style-name="T12">→</text:span><text:span text:style-name="T11">Q(X</text:span><text:span text:style-name="T13">0</text:span><text:span text:style-name="T14">)</text:span><text:span text:style-name="T14"><text:tab/></text:span><text:span text:style-name="T11"><text:tab/></text:span><text:span text:style-name="T12">A</text:span><text:span text:style-name="T15">e</text:span><text:span text:style-name="T12">, 1, 3</text:span></text:p>
            <text:p text:style-name="P6"><text:span text:style-name="T11">5. P(x</text:span><text:span text:style-name="T13">0</text:span><text:span text:style-name="T11">)</text:span><text:span text:style-name="T11"><text:tab/></text:span><text:span text:style-name="T11"><text:tab/></text:span><text:span text:style-name="T11"><text:tab/></text:span><text:span text:style-name="T12">→</text:span><text:span text:style-name="T13">i</text:span><text:span text:style-name="T11">, 4</text:span></text:p>
            <text:p text:style-name="P6"><text:span text:style-name="T11">6. Q(x</text:span><text:span text:style-name="T13">0</text:span><text:span text:style-name="T11">)</text:span><text:span text:style-name="T11"><text:tab/></text:span><text:span text:style-name="T11"><text:tab/></text:span><text:span text:style-name="T11"><text:tab/></text:span><text:span text:style-name="T12">→</text:span><text:span text:style-name="T13">i</text:span><text:span text:style-name="T11">, 4, 5</text:span></text:p>
            <text:p text:style-name="P6"><text:span text:style-name="T11">7. Ax</text:span><text:span text:style-name="T13">0</text:span><text:span text:style-name="T14">Q(x</text:span><text:span text:style-name="T13">0</text:span><text:span text:style-name="T14">)</text:span><text:span text:style-name="T13"><text:tab/></text:span><text:span text:style-name="T13"><text:tab/></text:span><text:span text:style-name="T13"><text:tab/></text:span><text:span text:style-name="T16">A</text:span><text:span text:style-name="T15">e</text:span><text:span text:style-name="T16">, 3-6</text:span></text:p>
            <text:p text:style-name="P6"><text:span text:style-name="T16">8. </text:span><text:span text:style-name="T14">Ax</text:span><text:span text:style-name="T14">Q(x</text:span><text:span text:style-name="T14">)</text:span><text:span text:style-name="T14"><text:tab/></text:span><text:span text:style-name="T14"><text:tab/></text:span><text:span text:style-name="T14"><text:tab/></text:span><text:span text:style-name="T16">A</text:span><text:span text:style-name="T15">e</text:span><text:span text:style-name="T16">, 3-7 </text:span></text:p>
          </draw:text-box>
        </draw:frame>
        <draw:frame draw:style-name="gr2" draw:text-style-name="P9" draw:layer="layout" svg:width="3.846cm" svg:height="0.941cm" svg:x="15.164cm" svg:y="2.817cm">
          <draw:text-box>
            <text:p text:style-name="P8"><text:span text:style-name="T17">Kevin Martin</text:span></text:p>
            <text:p text:style-name="P8"><text:span text:style-name="T17">CIS623 – Winter 2021</text:span></text:p>
          </draw:text-box>
        </draw:frame>
      </draw:page>
      <draw:page draw:name="page2" draw:style-name="dp1" draw:master-page-name="master-page3">
        <draw:frame draw:style-name="gr1" draw:text-style-name="P7" draw:layer="layout" svg:width="7.415cm" svg:height="4.465cm" svg:x="3.022cm" svg:y="3.235cm">
          <draw:text-box>
            <text:p text:style-name="P6"><text:span text:style-name="T9">Ax(P(x) </text:span><text:span text:style-name="T10">→ </text:span><text:span text:style-name="T9">Q(x)), </text:span><text:span text:style-name="T9">ExP(x) Ⱶ ExQ(x) </text:span></text:p>
            <text:p text:style-name="P6"><text:span text:style-name="T11">1. Ax(P(x)</text:span><text:span text:style-name="T12">→Q(x))</text:span><text:span text:style-name="T11"><text:tab/></text:span><text:span text:style-name="T11"><text:tab/></text:span><text:span text:style-name="T11">premise</text:span></text:p>
            <text:p text:style-name="P6"><text:span text:style-name="T11">2. AxP(x)</text:span><text:span text:style-name="T11"><text:tab/></text:span><text:span text:style-name="T11"><text:tab/></text:span><text:span text:style-name="T11"><text:tab/></text:span><text:span text:style-name="T11">premise</text:span></text:p>
            <text:p text:style-name="P6"><text:span text:style-name="T11">3. x</text:span><text:span text:style-name="T13">0</text:span><text:span text:style-name="T11"><text:tab/></text:span><text:span text:style-name="T11"><text:tab/></text:span><text:span text:style-name="T11"><text:tab/></text:span><text:span text:style-name="T11"><text:tab/></text:span><text:span text:style-name="T11">assumption</text:span></text:p>
            <text:p text:style-name="P6"><text:span text:style-name="T11">4. P(x</text:span><text:span text:style-name="T13">0</text:span><text:span text:style-name="T11">)</text:span><text:span text:style-name="T12">→</text:span><text:span text:style-name="T11">Q(x</text:span><text:span text:style-name="T13">0</text:span><text:span text:style-name="T14">)</text:span><text:span text:style-name="T14"><text:tab/></text:span><text:span text:style-name="T11"><text:tab/></text:span><text:span text:style-name="T12">A</text:span><text:span text:style-name="T15">e</text:span><text:span text:style-name="T12">, 1, 3</text:span></text:p>
            <text:p text:style-name="P6"><text:span text:style-name="T11">5. P(x</text:span><text:span text:style-name="T13">0</text:span><text:span text:style-name="T11">)</text:span><text:span text:style-name="T11"><text:tab/></text:span><text:span text:style-name="T11"><text:tab/></text:span><text:span text:style-name="T11"><text:tab/></text:span><text:span text:style-name="T12">→</text:span><text:span text:style-name="T13">i</text:span><text:span text:style-name="T11">, 4</text:span></text:p>
            <text:p text:style-name="P6"><text:span text:style-name="T11">6. Q(x</text:span><text:span text:style-name="T13">0</text:span><text:span text:style-name="T11">)</text:span><text:span text:style-name="T11"><text:tab/></text:span><text:span text:style-name="T11"><text:tab/></text:span><text:span text:style-name="T11"><text:tab/></text:span><text:span text:style-name="T12">→</text:span><text:span text:style-name="T13">i</text:span><text:span text:style-name="T11">, 4, 5</text:span></text:p>
            <text:p text:style-name="P6"><text:span text:style-name="T11">7. Ex</text:span><text:span text:style-name="T13">0</text:span><text:span text:style-name="T14">Q(x</text:span><text:span text:style-name="T13">0</text:span><text:span text:style-name="T14">)</text:span><text:span text:style-name="T13"><text:tab/></text:span><text:span text:style-name="T13"><text:tab/></text:span><text:span text:style-name="T13"><text:tab/></text:span><text:span text:style-name="T14">E</text:span><text:span text:style-name="T15">e</text:span><text:span text:style-name="T16">, 3-6</text:span></text:p>
            <text:p text:style-name="P6"><text:span text:style-name="T16">8. Ex</text:span><text:span text:style-name="T14">Q(x</text:span><text:span text:style-name="T14">)</text:span><text:span text:style-name="T14"><text:tab/></text:span><text:span text:style-name="T14"><text:tab/></text:span><text:span text:style-name="T14"><text:tab/></text:span><text:span text:style-name="T14">E</text:span><text:span text:style-name="T15">e</text:span><text:span text:style-name="T16">, 3-7 </text:span></text:p>
          </draw:text-box>
        </draw:frame>
        <draw:frame draw:style-name="gr1" draw:text-style-name="P7" draw:layer="layout" svg:width="6.949cm" svg:height="1.985cm" svg:x="10.96cm" svg:y="3.215cm">
          <draw:text-box>
            <text:p text:style-name="P6"><text:span text:style-name="T18">Note: almost the </text:span><text:span text:style-name="T18">same proof as</text:span></text:p>
            <text:p text:style-name="P6"><text:span text:style-name="T18">prior, except we </text:span><text:span text:style-name="T18">just need to show</text:span></text:p>
            <text:p text:style-name="P6"><text:span text:style-name="T18">there exists an </text:span><text:span text:style-name="T19">X</text:span><text:span text:style-name="T20">0</text:span><text:span text:style-name="T18">, </text:span><text:span text:style-name="T18">not show for</text:span></text:p>
            <text:p text:style-name="P6"><text:span text:style-name="T18">all X. Thus the </text:span><text:span text:style-name="T18">slight variation</text:span></text:p>
          </draw:text-box>
        </draw:frame>
        <draw:frame draw:style-name="gr1" draw:text-style-name="P7" draw:layer="layout" svg:width="7.415cm" svg:height="5.845cm" svg:x="3.023cm" svg:y="7.836cm">
          <draw:text-box>
            <text:p text:style-name="P6"><text:span text:style-name="T9">!ExP(x) Ⱶ Ax!P(X)</text:span><text:span text:style-name="T11"> </text:span></text:p>
            <text:p text:style-name="P6"><text:span text:style-name="T11">1. !ExP(x)</text:span><text:span text:style-name="T11"><text:tab/></text:span><text:span text:style-name="T11"><text:tab/></text:span><text:span text:style-name="T11"><text:tab/></text:span><text:span text:style-name="T11">premise</text:span></text:p>
            <text:p text:style-name="P6"><text:span text:style-name="T11">2. x</text:span><text:span text:style-name="T13">0</text:span><text:span text:style-name="T11"><text:tab/></text:span><text:span text:style-name="T11"><text:tab/></text:span><text:span text:style-name="T11"><text:tab/></text:span><text:span text:style-name="T11"><text:tab/></text:span><text:span text:style-name="T11">assumption</text:span></text:p>
            <text:p text:style-name="P6"><text:span text:style-name="T11">3. !Ax!P(x)</text:span><text:span text:style-name="T14"><text:tab/></text:span><text:span text:style-name="T11"><text:tab/></text:span><text:span text:style-name="T11"><text:tab/></text:span><text:span text:style-name="T11">assumption</text:span></text:p>
            <text:p text:style-name="P6"><text:span text:style-name="T21">4. !P(x</text:span><text:span text:style-name="T22">0</text:span><text:span text:style-name="T21">)</text:span><text:span text:style-name="T21"><text:tab/></text:span><text:span text:style-name="T21"><text:tab/></text:span><text:span text:style-name="T21"><text:tab/></text:span><text:span text:style-name="T21">assumption</text:span></text:p>
            <text:p text:style-name="P6"><text:span text:style-name="T21">5. Ax!P(x)</text:span><text:span text:style-name="T21"><text:tab/></text:span><text:span text:style-name="T21"><text:tab/></text:span><text:span text:style-name="T21"><text:tab/></text:span><text:span text:style-name="T21">A</text:span><text:span text:style-name="T22">i</text:span><text:span text:style-name="T21">, 2, 4</text:span></text:p>
            <text:p text:style-name="P6"><text:span text:style-name="T21">6. </text:span><text:span text:style-name="T23">⊥</text:span><text:span text:style-name="T21"><text:tab/></text:span><text:span text:style-name="T21"><text:tab/></text:span><text:span text:style-name="T21"><text:tab/></text:span><text:span text:style-name="T21"><text:tab/></text:span><text:span text:style-name="T21">!</text:span><text:span text:style-name="T22">e</text:span><text:span text:style-name="T21">, 3, 5</text:span></text:p>
            <text:p text:style-name="P6"><text:span text:style-name="T21">7. P(x</text:span><text:span text:style-name="T22">0</text:span><text:span text:style-name="T21">)</text:span><text:span text:style-name="T21"><text:tab/></text:span><text:span text:style-name="T21"><text:tab/></text:span><text:span text:style-name="T21"><text:tab/></text:span><text:span text:style-name="T21">PBC, 4-6</text:span></text:p>
            <text:p text:style-name="P6"><text:span text:style-name="T21">8. AxP(x)</text:span><text:span text:style-name="T21"><text:tab/></text:span><text:span text:style-name="T21"><text:tab/></text:span><text:span text:style-name="T21"><text:tab/></text:span><text:span text:style-name="T21">A</text:span><text:span text:style-name="T22">i</text:span><text:span text:style-name="T21">, 3-7</text:span></text:p>
            <text:p text:style-name="P6"><text:span text:style-name="T24">9. </text:span><text:span text:style-name="T23">⊥</text:span><text:span text:style-name="T24"><text:tab/></text:span><text:span text:style-name="T24"><text:tab/></text:span><text:span text:style-name="T24"><text:tab/></text:span><text:span text:style-name="T24"><text:tab/></text:span><text:span text:style-name="T24">!e, 1-8</text:span></text:p>
            <text:p text:style-name="P6"><text:span text:style-name="T21">10. Ax!P(x)</text:span><text:span text:style-name="T21"><text:tab/></text:span><text:span text:style-name="T21"><text:tab/></text:span><text:span text:style-name="T21"><text:tab/></text:span><text:span text:style-name="T21">PBC, 2-9</text:span></text:p>
          </draw:text-box>
        </draw:frame>
        <draw:frame draw:style-name="gr1" draw:text-style-name="P7" draw:layer="layout" svg:width="7.415cm" svg:height="5.845cm" svg:x="3.024cm" svg:y="13.937cm">
          <draw:text-box>
            <text:p text:style-name="P6"><text:span text:style-name="T9">!AxP(x) Ⱶ Ex!P(X)</text:span><text:span text:style-name="T11"> </text:span></text:p>
            <text:p text:style-name="P6"><text:span text:style-name="T11">1. !AxP(x)</text:span><text:span text:style-name="T11"><text:tab/></text:span><text:span text:style-name="T11"><text:tab/></text:span><text:span text:style-name="T11"><text:tab/></text:span><text:span text:style-name="T11">premise</text:span></text:p>
            <text:p text:style-name="P6"><text:span text:style-name="T11">2. x</text:span><text:span text:style-name="T13">0</text:span><text:span text:style-name="T11"><text:tab/></text:span><text:span text:style-name="T11"><text:tab/></text:span><text:span text:style-name="T11"><text:tab/></text:span><text:span text:style-name="T11"><text:tab/></text:span><text:span text:style-name="T11">assumption</text:span></text:p>
            <text:p text:style-name="P6"><text:span text:style-name="T11">3. !Ex!P(x)</text:span><text:span text:style-name="T14"><text:tab/></text:span><text:span text:style-name="T11"><text:tab/></text:span><text:span text:style-name="T11"><text:tab/></text:span><text:span text:style-name="T11">assumption</text:span></text:p>
            <text:p text:style-name="P6"><text:span text:style-name="T21">4. !P(x</text:span><text:span text:style-name="T22">0</text:span><text:span text:style-name="T21">)</text:span><text:span text:style-name="T21"><text:tab/></text:span><text:span text:style-name="T21"><text:tab/></text:span><text:span text:style-name="T21"><text:tab/></text:span><text:span text:style-name="T21">assumption</text:span></text:p>
            <text:p text:style-name="P6"><text:span text:style-name="T21">5. Ex!P(x)</text:span><text:span text:style-name="T21"><text:tab/></text:span><text:span text:style-name="T21"><text:tab/></text:span><text:span text:style-name="T21"><text:tab/></text:span><text:span text:style-name="T21">E</text:span><text:span text:style-name="T22">i</text:span><text:span text:style-name="T21">, 2, 4</text:span></text:p>
            <text:p text:style-name="P6"><text:span text:style-name="T21">6. </text:span><text:span text:style-name="T23">⊥</text:span><text:span text:style-name="T21"><text:tab/></text:span><text:span text:style-name="T21"><text:tab/></text:span><text:span text:style-name="T21"><text:tab/></text:span><text:span text:style-name="T21"><text:tab/></text:span><text:span text:style-name="T21">!</text:span><text:span text:style-name="T22">e</text:span><text:span text:style-name="T21">, 3, 5</text:span></text:p>
            <text:p text:style-name="P6"><text:span text:style-name="T21">7. P(x</text:span><text:span text:style-name="T22">0</text:span><text:span text:style-name="T21">)</text:span><text:span text:style-name="T21"><text:tab/></text:span><text:span text:style-name="T21"><text:tab/></text:span><text:span text:style-name="T21"><text:tab/></text:span><text:span text:style-name="T21">PBC, 4-6</text:span></text:p>
            <text:p text:style-name="P6"><text:span text:style-name="T21">8. AxP(x)</text:span><text:span text:style-name="T21"><text:tab/></text:span><text:span text:style-name="T21"><text:tab/></text:span><text:span text:style-name="T21"><text:tab/></text:span><text:span text:style-name="T21">A</text:span><text:span text:style-name="T22">i</text:span><text:span text:style-name="T21">, 3-7</text:span></text:p>
            <text:p text:style-name="P6"><text:span text:style-name="T24">9. </text:span><text:span text:style-name="T23">⊥</text:span><text:span text:style-name="T24"><text:tab/></text:span><text:span text:style-name="T24"><text:tab/></text:span><text:span text:style-name="T24"><text:tab/></text:span><text:span text:style-name="T24"><text:tab/></text:span><text:span text:style-name="T24">!e, 1-8</text:span></text:p>
            <text:p text:style-name="P6"><text:span text:style-name="T21">10. Ex!P(x)</text:span><text:span text:style-name="T21"><text:tab/></text:span><text:span text:style-name="T21"><text:tab/></text:span><text:span text:style-name="T21"><text:tab/></text:span><text:span text:style-name="T21">PBC, 2-9</text:span></text:p>
          </draw:text-box>
        </draw:frame>
        <draw:frame draw:style-name="gr1" draw:text-style-name="P7" draw:layer="layout" svg:width="7.465cm" svg:height="1.489cm" svg:x="10.961cm" svg:y="14.116cm">
          <draw:text-box>
            <text:p text:style-name="P6"><text:span text:style-name="T18">Note: same </text:span><text:span text:style-name="T18">approach as prior, </text:span><text:span text:style-name="T18">but</text:span></text:p>
            <text:p text:style-name="P6"><text:span text:style-name="T18">using there exists </text:span><text:span text:style-name="T18">elimination </text:span><text:span text:style-name="T18">instead</text:span></text:p>
            <text:p text:style-name="P6"><text:span text:style-name="T18">of for all </text:span><text:span text:style-name="T18">eliminat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Symbol1" svg:font-family="Symbol"/>
    <style:font-face style:name="Wingdingsular1" svg:font-family="Wingdingsular"/>
    <style:font-face style:name="mplus Nerd Font Mono" svg:font-family="'mplus Nerd Font Mono'"/>
    <style:font-face style:name="Calibri2" svg:font-family="Calibri" style:font-family-generic="swiss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Wingdingsular" svg:font-family="Wingdingsular" style:font-pitch="variable"/>
    <style:font-face style:name="mplus Nerd Font Mono1" svg:font-family="'mplus Nerd Font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8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2-01T20:46:59.141987401</dc:date>
    <meta:editing-duration>P1DT21H8M32S</meta:editing-duration>
    <meta:editing-cycles>9</meta:editing-cycles>
    <meta:generator>LibreOffice/7.0.3.1$Linux_X86_64 LibreOffice_project/00$Build-1</meta:generator>
    <meta:document-statistic meta:object-count="52"/>
  </office:meta>
</office:document-meta>
</file>